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vernor Marshall</text:p>
      <text:p text:style-name="Standard">The Auroras Captain</text:p>
      <text:p text:style-name="Standard">Controls the </text:p>
      <text:p text:style-name="Standard"/>
      <text:p text:style-name="P1">Commander</text:p>
      <text:p text:style-name="Standard">The Auroras First Officer</text:p>
      <text:p text:style-name="Standard">Controls the </text:p>
      <text:p text:style-name="Standard"/>
      <text:p text:style-name="P1">Doctor</text:p>
      <text:p text:style-name="Standard">The Auroras Doctor</text:p>
      <text:p text:style-name="Standard">Controls the Whale Mech</text:p>
      <text:p text:style-name="Standard"/>
      <text:p text:style-name="P1">Professor</text:p>
      <text:p text:style-name="P2">The Auroras Chief Science Officer</text:p>
      <text:p text:style-name="Standard">Controls the </text:p>
      <text:p text:style-name="Standard"/>
      <text:p text:style-name="P1">Imperial Architect </text:p>
      <text:p text:style-name="P2">The Auroras Chief Engineer</text:p>
      <text:p text:style-name="Standard">Controls the Construction Crab</text:p>
      <text:p text:style-name="Standard"/>
      <text:p text:style-name="P1">Admiral Tela</text:p>
      <text:p text:style-name="P2">The Auroras Helmsman</text:p>
      <text:p text:style-name="Standard">Controls the Battleship</text:p>
      <text:p text:style-name="Standard"/>
      <text:p text:style-name="P1">Ambassador </text:p>
      <text:p text:style-name="P2">The Auroras Councillor </text:p>
      <text:p text:style-name="Standard">Controls the </text:p>
      <text:p text:style-name="Standard"/>
      <text:p text:style-name="P1">General Artemis</text:p>
      <text:p text:style-name="P2">The Auroras Chief of Security</text:p>
      <text:p text:style-name="Standard">Controls the </text:p>
      <text:p text:style-name="Standard"/>
      <text:p text:style-name="P1">Control </text:p>
      <text:p text:style-name="Standard">The Auroras AI</text:p>
      <text:p text:style-name="Standard">Controls the reformed wreck of the Aurora </text:p>
      <text:p text:style-name="Standard"/>
      <text:p text:style-name="P1">Control </text:p>
      <text:p text:style-name="Standard">The Auroras AI</text:p>
      <text:p text:style-name="Standard">Controls the </text:p>
      <text:p text:style-name="Standard"/>
      <text:p text:style-name="P1">Control </text:p>
      <text:p text:style-name="Standard">The Auroras AI</text:p>
      <text:p text:style-name="Standard">Controls the </text:p>
      <text:p text:style-name="Standard"/>
      <text:p text:style-name="P1">Control </text:p>
      <text:p text:style-name="Standard">The Auroras AI</text:p>
      <text:p text:style-name="Standard">Controls the </text:p>
      <text:p text:style-name="Standard"/>
      <text:p text:style-name="P1"/>
      <text:p text:style-name="P4">Control </text:p>
      <text:p text:style-name="Standard">The Auroras AI</text:p>
      <text:p text:style-name="Standard">Controls th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Macleod</meta:initial-creator>
    <meta:creation-date>2017-11-16T02:20:23.16</meta:creation-date>
    <dc:date>2017-11-17T00:46:24.43</dc:date>
    <dc:creator>Michael Macleod</dc:creator>
    <meta:editing-duration>PT26M37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39" meta:word-count="98" meta:character-count="636"/>
  </office:meta>
</office:document-meta>
</file>